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7632c" officeooo:paragraph-rsid="0007632c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T1" style:family="text">
      <style:text-properties officeooo:rsid="0005f8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View <text:span text:style-name="T1">Regions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Advanced Web Service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Player Character is able to view additional information about a <text:span text:style-name="T1">region</text:span> on the web service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Player Character clicks on a <text:span text:style-name="T1">region</text:span> on the web service 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Player Character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2715712407738274084" text:style-name="L1">
              <text:list-item>
                <text:p text:style-name="P4">The Player Character clicks a <text:span text:style-name="T1">region</text:span> on the web service</text:p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6896898688279280232" text:style-name="L2">
              <text:list-item>
                <text:p text:style-name="P5">The web service updates with information about the <text:span text:style-name="T1">region</text:span> that is clicked</text:p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8448881361733465680" text:style-name="L3">
              <text:list-item>
                <text:p text:style-name="P6">The Player Character sees a <text:span text:style-name="T1">region</text:span> that they want to find more information on</text:p>
              </text:list-item>
              <text:list-item>
                <text:p text:style-name="P6">The Player Character clicks on the <text:span text:style-name="T1">region</text:span></text:p>
              </text:list-item>
              <text:list-item>
                <text:p text:style-name="P6">The web service displays information about the <text:span text:style-name="T1">region</text:span> on a new page</text:p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0:26.681000000</dc:date>
    <meta:editing-duration>PT41M56S</meta:editing-duration>
    <meta:editing-cycles>10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14" meta:character-count="640" meta:non-whitespace-character-count="555"/>
  </office:meta>
</office:document-meta>
</file>